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565cm"/>
    </style:style>
    <style:style style:family="table-column" style:name="co2">
      <style:table-column-properties fo:break-before="auto" style:column-width="6.489cm"/>
    </style:style>
    <style:style style:family="table-column" style:name="co3">
      <style:table-column-properties fo:break-before="auto" style:column-width="1.007cm"/>
    </style:style>
    <style:style style:family="table-column" style:name="co4">
      <style:table-column-properties fo:break-before="auto" style:column-width="0.503cm"/>
    </style:style>
    <style:style style:family="table-column" style:name="co5">
      <style:table-column-properties fo:break-before="auto" style:column-width="1.901cm"/>
    </style:style>
    <style:style style:family="table-column" style:name="co6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" style:name="ta1" style:master-page-name="PageStyle_5f_Tabel_20_10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ackground-color="transparent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0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2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5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6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ackground-color="transparent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7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1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3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29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0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37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8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39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0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 table:number-columns-repeated="20"/>
        <table:table-column table:style-name="co6" table:default-cell-style-name="Default" table:number-columns-repeated="1000"/>
        <table:table-row table:style-name="ro1">
          <table:table-cell ns41:value-type="string" table:style-name="TL Title" office:value-type="string">
            <office:annotation draw:style-name="gr1" svg:height="1.456cm" draw:caption-point-y="-0.042cm" svg:width="3.587cm" svg:x="5.983cm" draw:caption-point-x="-0.428cm" svg:y="0.052cm" draw:text-style-name="P1">
              <dc:creator>CDM</dc:creator>
              <dc:date>2014-12-12T00:00:00</dc:date>
              <text:p text:style-name="P1"><text:span text:style-name="T1">Noot 1) Excl.tijdelijk niet-werkenden en beroep onbekend</text:span></text:p>
            </office:annotation>
            <text:p>Tabel 10. Beroepsbevolking naar beroepsgroep, kerkgenootschap en geslacht</text:p>
          </table:table-cell>
          <table:table-cell table:style-name="ce10" table:number-columns-repeated="22"/>
          <table:table-cell table:style-name="ce38"/>
          <table:table-cell table:style-name="ce2" table:number-columns-repeated="1000"/>
        </table:table-row>
        <table:table-row table:style-name="ro1">
          <table:table-cell table:style-name="ce2" table:number-columns-repeated="1024"/>
        </table:table-row>
        <table:table-row table:style-name="ro2">
          <table:table-cell ns41:value-type="string" table:number-rows-spanned="3" table:style-name="TL RowProperty" table:number-columns-spanned="3" office:value-type="string">
            <text:p>Beroepsgroep</text:p>
          </table:table-cell>
          <table:covered-table-cell table:style-name="ce11"/>
          <table:covered-table-cell table:style-name="ce15"/>
          <table:table-cell table:style-name="ce2"/>
          <table:table-cell ns41:value-type="string" table:number-rows-spanned="2" table:style-name="TL ColHeader" table:number-columns-spanned="2" office:value-type="string">
            <text:p>Rooms-katholiek</text:p>
          </table:table-cell>
          <table:covered-table-cell table:style-name="ce30"/>
          <table:table-cell ns41:value-type="string" table:number-rows-spanned="2" table:style-name="TL ColHeader" table:number-columns-spanned="2" office:value-type="string">
            <text:p>Ned.Hervormd</text:p>
          </table:table-cell>
          <table:covered-table-cell table:style-name="ce30"/>
          <table:table-cell ns41:value-type="string" table:number-rows-spanned="2" table:style-name="TL ColHeader" table:number-columns-spanned="2" office:value-type="string">
            <text:p>Gereformeerd</text:p>
          </table:table-cell>
          <table:covered-table-cell table:style-name="ce30"/>
          <table:table-cell ns41:value-type="string" table:number-rows-spanned="2" table:style-name="TL ColHeader" table:number-columns-spanned="2" office:value-type="string">
            <text:p>Evang.Luthers</text:p>
          </table:table-cell>
          <table:covered-table-cell table:style-name="ce30"/>
          <table:table-cell ns41:value-type="string" table:number-rows-spanned="2" table:style-name="TL ColHeader" table:number-columns-spanned="2" office:value-type="string">
            <text:p>Doopsgezind</text:p>
          </table:table-cell>
          <table:covered-table-cell table:style-name="ce30"/>
          <table:table-cell ns41:value-type="string" table:number-rows-spanned="2" table:style-name="TL ColHeader" table:number-columns-spanned="2" office:value-type="string">
            <text:p>Remonstrant</text:p>
          </table:table-cell>
          <table:covered-table-cell table:style-name="ce30"/>
          <table:table-cell ns41:value-type="string" table:number-rows-spanned="2" table:style-name="TL ColHeader" table:number-columns-spanned="2" office:value-type="string">
            <text:p>Israël. (Ned.,Port.)</text:p>
          </table:table-cell>
          <table:covered-table-cell table:style-name="ce30"/>
          <table:table-cell ns41:value-type="string" table:number-rows-spanned="2" table:style-name="TL ColHeader" table:number-columns-spanned="2" office:value-type="string">
            <text:p>Overige kerkgen.</text:p>
          </table:table-cell>
          <table:covered-table-cell table:style-name="ce30"/>
          <table:table-cell ns41:value-type="string" table:number-rows-spanned="2" table:style-name="TL ColHeader" table:number-columns-spanned="2" office:value-type="string">
            <text:p>Geen kerk- genootschap</text:p>
          </table:table-cell>
          <table:covered-table-cell table:style-name="ce30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ce37"/>
          <table:table-cell table:style-name="ce2" table:number-columns-repeated="1000"/>
        </table:table-row>
        <table:table-row table:style-name="ro2">
          <table:covered-table-cell table:style-name="ce4"/>
          <table:covered-table-cell/>
          <table:covered-table-cell table:style-name="ce16"/>
          <table:table-cell table:style-name="ce2"/>
          <table:covered-table-cell table:style-name="ce23"/>
          <table:covered-table-cell table:style-name="TL ColHeader" table:number-columns-repeated="18"/>
          <table:covered-table-cell table:style-name="ce39"/>
          <table:table-cell table:style-name="ce2" table:number-columns-repeated="1000"/>
        </table:table-row>
        <table:table-row table:style-name="ro1">
          <table:covered-table-cell table:style-name="ce5"/>
          <table:covered-table-cell table:style-name="ce12"/>
          <table:covered-table-cell table:style-name="ce17"/>
          <table:table-cell table:style-name="ce2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table:style-name="ce2"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Nijverheid (m. pers)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42260" office:value-type="float">
            <text:p>42260</text:p>
          </table:table-cell>
          <table:table-cell ns41:value-type="float" table:style-name="TL Data" office:value="1939" office:value-type="float">
            <text:p>1939</text:p>
          </table:table-cell>
          <table:table-cell ns41:value-type="float" table:style-name="TL Data" office:value="34799" office:value-type="float">
            <text:p>34799</text:p>
          </table:table-cell>
          <table:table-cell ns41:value-type="float" table:style-name="TL Data" office:value="1111" office:value-type="float">
            <text:p>1111</text:p>
          </table:table-cell>
          <table:table-cell ns41:value-type="float" table:style-name="TL Data" office:value="10789" office:value-type="float">
            <text:p>10789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858" office:value-type="float">
            <text:p>1858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7995" office:value-type="float">
            <text:p>17995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110483" office:value-type="float">
            <text:p>110483</text:p>
          </table:table-cell>
          <table:table-cell ns41:value-type="float" table:style-name="TL Data" office:value="4372" office:value-type="float">
            <text:p>4372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Nijverheid (z. pers.)</text:p>
          </table:table-cell>
          <table:table-cell ns41:value-type="string" table:style-name="TL RowHeader" office:value-type="string">
            <text:p>02</text:p>
          </table:table-cell>
          <table:table-cell/>
          <table:table-cell ns41:value-type="float" table:style-name="TL Data" office:value="25304" office:value-type="float">
            <text:p>25304</text:p>
          </table:table-cell>
          <table:table-cell ns41:value-type="float" table:style-name="TL Data" office:value="4745" office:value-type="float">
            <text:p>4745</text:p>
          </table:table-cell>
          <table:table-cell ns41:value-type="float" table:style-name="TL Data" office:value="20683" office:value-type="float">
            <text:p>20683</text:p>
          </table:table-cell>
          <table:table-cell ns41:value-type="float" table:style-name="TL Data" office:value="2823" office:value-type="float">
            <text:p>2823</text:p>
          </table:table-cell>
          <table:table-cell ns41:value-type="float" table:style-name="TL Data" office:value="5731" office:value-type="float">
            <text:p>5731</text:p>
          </table:table-cell>
          <table:table-cell ns41:value-type="float" table:style-name="TL Data" office:value="941" office:value-type="float">
            <text:p>941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360" office:value-type="float">
            <text:p>1360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3062" office:value-type="float">
            <text:p>13062</text:p>
          </table:table-cell>
          <table:table-cell ns41:value-type="float" table:style-name="TL Data" office:value="1581" office:value-type="float">
            <text:p>1581</text:p>
          </table:table-cell>
          <table:table-cell ns41:value-type="float" table:style-name="TL Data" office:value="67367" office:value-type="float">
            <text:p>67367</text:p>
          </table:table-cell>
          <table:table-cell ns41:value-type="float" table:style-name="TL Data" office:value="10589" office:value-type="float">
            <text:p>10589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Landbouw</text:p>
          </table:table-cell>
          <table:table-cell ns41:value-type="string" table:style-name="TL RowHeader" office:value-type="string">
            <text:p>03</text:p>
          </table:table-cell>
          <table:table-cell/>
          <table:table-cell ns41:value-type="float" table:style-name="TL Data" office:value="93122" office:value-type="float">
            <text:p>93122</text:p>
          </table:table-cell>
          <table:table-cell ns41:value-type="float" table:style-name="TL Data" office:value="6738" office:value-type="float">
            <text:p>6738</text:p>
          </table:table-cell>
          <table:table-cell ns41:value-type="float" table:style-name="TL Data" office:value="97726" office:value-type="float">
            <text:p>97726</text:p>
          </table:table-cell>
          <table:table-cell ns41:value-type="float" table:style-name="TL Data" office:value="5225" office:value-type="float">
            <text:p>5225</text:p>
          </table:table-cell>
          <table:table-cell ns41:value-type="float" table:style-name="TL Data" office:value="28875" office:value-type="float">
            <text:p>28875</text:p>
          </table:table-cell>
          <table:table-cell ns41:value-type="float" table:style-name="TL Data" office:value="1398" office:value-type="float">
            <text:p>1398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51" office:value-type="float">
            <text:p>195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13" office:value-type="float">
            <text:p>1913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9650" office:value-type="float">
            <text:p>9650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33546" office:value-type="float">
            <text:p>233546</text:p>
          </table:table-cell>
          <table:table-cell ns41:value-type="float" table:style-name="TL Data" office:value="13801" office:value-type="float">
            <text:p>13801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Winkels</text:p>
          </table:table-cell>
          <table:table-cell ns41:value-type="string" table:style-name="TL RowHeader" office:value-type="string">
            <text:p>04</text:p>
          </table:table-cell>
          <table:table-cell/>
          <table:table-cell ns41:value-type="float" table:style-name="TL Data" office:value="25936" office:value-type="float">
            <text:p>25936</text:p>
          </table:table-cell>
          <table:table-cell ns41:value-type="float" table:style-name="TL Data" office:value="5968" office:value-type="float">
            <text:p>5968</text:p>
          </table:table-cell>
          <table:table-cell ns41:value-type="float" table:style-name="TL Data" office:value="22864" office:value-type="float">
            <text:p>22864</text:p>
          </table:table-cell>
          <table:table-cell ns41:value-type="float" table:style-name="TL Data" office:value="4263" office:value-type="float">
            <text:p>4263</text:p>
          </table:table-cell>
          <table:table-cell ns41:value-type="float" table:style-name="TL Data" office:value="8647" office:value-type="float">
            <text:p>8647</text:p>
          </table:table-cell>
          <table:table-cell ns41:value-type="float" table:style-name="TL Data" office:value="1625" office:value-type="float">
            <text:p>1625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256" office:value-type="float">
            <text:p>1256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1651" office:value-type="float">
            <text:p>11651</text:p>
          </table:table-cell>
          <table:table-cell ns41:value-type="float" table:style-name="TL Data" office:value="1352" office:value-type="float">
            <text:p>1352</text:p>
          </table:table-cell>
          <table:table-cell ns41:value-type="float" table:style-name="TL Data" office:value="72161" office:value-type="float">
            <text:p>72161</text:p>
          </table:table-cell>
          <table:table-cell ns41:value-type="float" table:style-name="TL Data" office:value="13902" office:value-type="float">
            <text:p>13902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Binnenscheepvaart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3521" office:value-type="float">
            <text:p>352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589" office:value-type="float">
            <text:p>658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039" office:value-type="float">
            <text:p>203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82" office:value-type="float">
            <text:p>208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734" office:value-type="float">
            <text:p>14734</text:p>
          </table:table-cell>
          <table:table-cell ns41:value-type="float" table:style-name="TL Data" office:value="154" office:value-type="float">
            <text:p>154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Overige</text:p>
          </table:table-cell>
          <table:table-cell ns41:value-type="string" table:style-name="TL RowHeader" office:value-type="string">
            <text:p>06</text:p>
          </table:table-cell>
          <table:table-cell/>
          <table:table-cell ns41:value-type="float" table:style-name="TL Data" office:value="44575" office:value-type="float">
            <text:p>44575</text:p>
          </table:table-cell>
          <table:table-cell ns41:value-type="float" table:style-name="TL Data" office:value="4301" office:value-type="float">
            <text:p>4301</text:p>
          </table:table-cell>
          <table:table-cell ns41:value-type="float" table:style-name="TL Data" office:value="44333" office:value-type="float">
            <text:p>44333</text:p>
          </table:table-cell>
          <table:table-cell ns41:value-type="float" table:style-name="TL Data" office:value="3797" office:value-type="float">
            <text:p>3797</text:p>
          </table:table-cell>
          <table:table-cell ns41:value-type="float" table:style-name="TL Data" office:value="13630" office:value-type="float">
            <text:p>13630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1044" office:value-type="float">
            <text:p>1044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239" office:value-type="float">
            <text:p>1239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294" office:value-type="float">
            <text:p>1294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966" office:value-type="float">
            <text:p>2966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29734" office:value-type="float">
            <text:p>29734</text:p>
          </table:table-cell>
          <table:table-cell ns41:value-type="float" table:style-name="TL Data" office:value="2160" office:value-type="float">
            <text:p>2160</text:p>
          </table:table-cell>
          <table:table-cell ns41:value-type="float" table:style-name="TL Data" office:value="139615" office:value-type="float">
            <text:p>139615</text:p>
          </table:table-cell>
          <table:table-cell ns41:value-type="float" table:style-name="TL Data" office:value="12127" office:value-type="float">
            <text:p>12127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Medew.gezinsleden</text:p>
          </table:table-cell>
          <table:table-cell ns41:value-type="string" table:style-name="TL RowHeader" office:value-type="string">
            <text:p>Landbouw</text:p>
          </table:table-cell>
          <table:table-cell ns41:value-type="string" table:style-name="TL RowHeader" office:value-type="string">
            <text:p>07</text:p>
          </table:table-cell>
          <table:table-cell/>
          <table:table-cell ns41:value-type="float" table:style-name="TL Data" office:value="57777" office:value-type="float">
            <text:p>57777</text:p>
          </table:table-cell>
          <table:table-cell ns41:value-type="float" table:style-name="TL Data" office:value="65067" office:value-type="float">
            <text:p>65067</text:p>
          </table:table-cell>
          <table:table-cell ns41:value-type="float" table:style-name="TL Data" office:value="35942" office:value-type="float">
            <text:p>35942</text:p>
          </table:table-cell>
          <table:table-cell ns41:value-type="float" table:style-name="TL Data" office:value="57144" office:value-type="float">
            <text:p>57144</text:p>
          </table:table-cell>
          <table:table-cell ns41:value-type="float" table:style-name="TL Data" office:value="12172" office:value-type="float">
            <text:p>12172</text:p>
          </table:table-cell>
          <table:table-cell ns41:value-type="float" table:style-name="TL Data" office:value="14866" office:value-type="float">
            <text:p>1486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3276" office:value-type="float">
            <text:p>3276</text:p>
          </table:table-cell>
          <table:table-cell ns41:value-type="float" table:style-name="TL Data" office:value="3172" office:value-type="float">
            <text:p>3172</text:p>
          </table:table-cell>
          <table:table-cell ns41:value-type="float" table:style-name="TL Data" office:value="110408" office:value-type="float">
            <text:p>110408</text:p>
          </table:table-cell>
          <table:table-cell ns41:value-type="float" table:style-name="TL Data" office:value="141974" office:value-type="float">
            <text:p>141974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Medew.gezinsleden</text:p>
          </table:table-cell>
          <table:table-cell ns41:value-type="string" table:style-name="TL RowHeader" office:value-type="string">
            <text:p>Winkels</text:p>
          </table:table-cell>
          <table:table-cell ns41:value-type="string" table:style-name="TL RowHeader" office:value-type="string">
            <text:p>08</text:p>
          </table:table-cell>
          <table:table-cell/>
          <table:table-cell ns41:value-type="float" table:style-name="TL Data" office:value="4482" office:value-type="float">
            <text:p>4482</text:p>
          </table:table-cell>
          <table:table-cell ns41:value-type="float" table:style-name="TL Data" office:value="27654" office:value-type="float">
            <text:p>27654</text:p>
          </table:table-cell>
          <table:table-cell ns41:value-type="float" table:style-name="TL Data" office:value="2594" office:value-type="float">
            <text:p>2594</text:p>
          </table:table-cell>
          <table:table-cell ns41:value-type="float" table:style-name="TL Data" office:value="21946" office:value-type="float">
            <text:p>21946</text:p>
          </table:table-cell>
          <table:table-cell ns41:value-type="float" table:style-name="TL Data" office:value="1304" office:value-type="float">
            <text:p>1304</text:p>
          </table:table-cell>
          <table:table-cell ns41:value-type="float" table:style-name="TL Data" office:value="7831" office:value-type="float">
            <text:p>783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1036" office:value-type="float">
            <text:p>1036</text:p>
          </table:table-cell>
          <table:table-cell ns41:value-type="float" table:style-name="TL Data" office:value="7232" office:value-type="float">
            <text:p>7232</text:p>
          </table:table-cell>
          <table:table-cell ns41:value-type="float" table:style-name="TL Data" office:value="9688" office:value-type="float">
            <text:p>9688</text:p>
          </table:table-cell>
          <table:table-cell ns41:value-type="float" table:style-name="TL Data" office:value="66975" office:value-type="float">
            <text:p>66975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Medew.gezinsleden</text:p>
          </table:table-cell>
          <table:table-cell ns41:value-type="string" table:style-name="TL RowHeader" office:value-type="string">
            <text:p>Overige</text:p>
          </table:table-cell>
          <table:table-cell ns41:value-type="string" table:style-name="TL RowHeader" office:value-type="string">
            <text:p>09</text:p>
          </table:table-cell>
          <table:table-cell/>
          <table:table-cell ns41:value-type="float" table:style-name="TL Data" office:value="21096" office:value-type="float">
            <text:p>21096</text:p>
          </table:table-cell>
          <table:table-cell ns41:value-type="float" table:style-name="TL Data" office:value="13273" office:value-type="float">
            <text:p>13273</text:p>
          </table:table-cell>
          <table:table-cell ns41:value-type="float" table:style-name="TL Data" office:value="13131" office:value-type="float">
            <text:p>13131</text:p>
          </table:table-cell>
          <table:table-cell ns41:value-type="float" table:style-name="TL Data" office:value="7822" office:value-type="float">
            <text:p>7822</text:p>
          </table:table-cell>
          <table:table-cell ns41:value-type="float" table:style-name="TL Data" office:value="5352" office:value-type="float">
            <text:p>5352</text:p>
          </table:table-cell>
          <table:table-cell ns41:value-type="float" table:style-name="TL Data" office:value="1577" office:value-type="float">
            <text:p>1577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5108" office:value-type="float">
            <text:p>5108</text:p>
          </table:table-cell>
          <table:table-cell ns41:value-type="float" table:style-name="TL Data" office:value="4728" office:value-type="float">
            <text:p>4728</text:p>
          </table:table-cell>
          <table:table-cell ns41:value-type="float" table:style-name="TL Data" office:value="45799" office:value-type="float">
            <text:p>45799</text:p>
          </table:table-cell>
          <table:table-cell ns41:value-type="float" table:style-name="TL Data" office:value="28624" office:value-type="float">
            <text:p>28624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Bedrijfsleiders</text:p>
          </table:table-cell>
          <table:table-cell table:style-name="TL RowHeader"/>
          <table:table-cell ns41:value-type="string" table:style-name="TL RowHeader" office:value-type="string">
            <text:p>10</text:p>
          </table:table-cell>
          <table:table-cell/>
          <table:table-cell ns41:value-type="float" table:style-name="TL Data" office:value="19986" office:value-type="float">
            <text:p>19986</text:p>
          </table:table-cell>
          <table:table-cell ns41:value-type="float" table:style-name="TL Data" office:value="2116" office:value-type="float">
            <text:p>2116</text:p>
          </table:table-cell>
          <table:table-cell ns41:value-type="float" table:style-name="TL Data" office:value="17351" office:value-type="float">
            <text:p>17351</text:p>
          </table:table-cell>
          <table:table-cell ns41:value-type="float" table:style-name="TL Data" office:value="1446" office:value-type="float">
            <text:p>1446</text:p>
          </table:table-cell>
          <table:table-cell ns41:value-type="float" table:style-name="TL Data" office:value="4819" office:value-type="float">
            <text:p>4819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094" office:value-type="float">
            <text:p>109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3921" office:value-type="float">
            <text:p>13921</text:p>
          </table:table-cell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58692" office:value-type="float">
            <text:p>58692</text:p>
          </table:table-cell>
          <table:table-cell ns41:value-type="float" table:style-name="TL Data" office:value="5004" office:value-type="float">
            <text:p>5004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Adm.pers. (geen overheid)</text:p>
          </table:table-cell>
          <table:table-cell ns41:value-type="string" table:style-name="TL RowHeader" office:value-type="string">
            <text:p>11</text:p>
          </table:table-cell>
          <table:table-cell/>
          <table:table-cell ns41:value-type="float" table:style-name="TL Data" office:value="40039" office:value-type="float">
            <text:p>40039</text:p>
          </table:table-cell>
          <table:table-cell ns41:value-type="float" table:style-name="TL Data" office:value="28842" office:value-type="float">
            <text:p>28842</text:p>
          </table:table-cell>
          <table:table-cell ns41:value-type="float" table:style-name="TL Data" office:value="39856" office:value-type="float">
            <text:p>39856</text:p>
          </table:table-cell>
          <table:table-cell ns41:value-type="float" table:style-name="TL Data" office:value="24502" office:value-type="float">
            <text:p>24502</text:p>
          </table:table-cell>
          <table:table-cell ns41:value-type="float" table:style-name="TL Data" office:value="13052" office:value-type="float">
            <text:p>13052</text:p>
          </table:table-cell>
          <table:table-cell ns41:value-type="float" table:style-name="TL Data" office:value="6880" office:value-type="float">
            <text:p>6880</text:p>
          </table:table-cell>
          <table:table-cell ns41:value-type="float" table:style-name="TL Data" office:value="1720" office:value-type="float">
            <text:p>1720</text:p>
          </table:table-cell>
          <table:table-cell ns41:value-type="float" table:style-name="TL Data" office:value="1066" office:value-type="float">
            <text:p>1066</text:p>
          </table:table-cell>
          <table:table-cell ns41:value-type="float" table:style-name="TL Data" office:value="1569" office:value-type="float">
            <text:p>1569</text:p>
          </table:table-cell>
          <table:table-cell ns41:value-type="float" table:style-name="TL Data" office:value="934" office:value-type="float">
            <text:p>934</text:p>
          </table:table-cell>
          <table:table-cell ns41:value-type="float" table:style-name="TL Data" office:value="1411" office:value-type="float">
            <text:p>1411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3203" office:value-type="float">
            <text:p>3203</text:p>
          </table:table-cell>
          <table:table-cell ns41:value-type="float" table:style-name="TL Data" office:value="1982" office:value-type="float">
            <text:p>1982</text:p>
          </table:table-cell>
          <table:table-cell ns41:value-type="float" table:style-name="TL Data" office:value="31685" office:value-type="float">
            <text:p>31685</text:p>
          </table:table-cell>
          <table:table-cell ns41:value-type="float" table:style-name="TL Data" office:value="18916" office:value-type="float">
            <text:p>18916</text:p>
          </table:table-cell>
          <table:table-cell ns41:value-type="float" table:style-name="TL Data" office:value="132819" office:value-type="float">
            <text:p>132819</text:p>
          </table:table-cell>
          <table:table-cell ns41:value-type="float" table:style-name="TL Data" office:value="84272" office:value-type="float">
            <text:p>84272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Ambtenaren</text:p>
          </table:table-cell>
          <table:table-cell ns41:value-type="string" table:style-name="TL RowHeader" office:value-type="string">
            <text:p>12</text:p>
          </table:table-cell>
          <table:table-cell/>
          <table:table-cell ns41:value-type="float" table:style-name="TL Data" office:value="36596" office:value-type="float">
            <text:p>36596</text:p>
          </table:table-cell>
          <table:table-cell ns41:value-type="float" table:style-name="TL Data" office:value="7720" office:value-type="float">
            <text:p>7720</text:p>
          </table:table-cell>
          <table:table-cell ns41:value-type="float" table:style-name="TL Data" office:value="40483" office:value-type="float">
            <text:p>40483</text:p>
          </table:table-cell>
          <table:table-cell ns41:value-type="float" table:style-name="TL Data" office:value="8647" office:value-type="float">
            <text:p>8647</text:p>
          </table:table-cell>
          <table:table-cell ns41:value-type="float" table:style-name="TL Data" office:value="11769" office:value-type="float">
            <text:p>11769</text:p>
          </table:table-cell>
          <table:table-cell ns41:value-type="float" table:style-name="TL Data" office:value="2076" office:value-type="float">
            <text:p>2076</text:p>
          </table:table-cell>
          <table:table-cell ns41:value-type="float" table:style-name="TL Data" office:value="1249" office:value-type="float">
            <text:p>1249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683" office:value-type="float">
            <text:p>1683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1311" office:value-type="float">
            <text:p>1311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507" office:value-type="float">
            <text:p>2507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25917" office:value-type="float">
            <text:p>25917</text:p>
          </table:table-cell>
          <table:table-cell ns41:value-type="float" table:style-name="TL Data" office:value="4991" office:value-type="float">
            <text:p>4991</text:p>
          </table:table-cell>
          <table:table-cell ns41:value-type="float" table:style-name="TL Data" office:value="121620" office:value-type="float">
            <text:p>121620</text:p>
          </table:table-cell>
          <table:table-cell ns41:value-type="float" table:style-name="TL Data" office:value="25347" office:value-type="float">
            <text:p>25347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Bedienaars godsdienst</text:p>
          </table:table-cell>
          <table:table-cell ns41:value-type="string" table:style-name="TL RowHeader" office:value-type="string">
            <text:p>13</text:p>
          </table:table-cell>
          <table:table-cell/>
          <table:table-cell ns41:value-type="float" table:style-name="TL Data" office:value="5394" office:value-type="float">
            <text:p>539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24" office:value-type="float">
            <text:p>172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097" office:value-type="float">
            <text:p>109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49" office:value-type="float">
            <text:p>4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728" office:value-type="float">
            <text:p>8728</text:p>
          </table:table-cell>
          <table:table-cell ns41:value-type="float" table:style-name="TL Data" office:value="129" office:value-type="float">
            <text:p>129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Handelsreizigers e.d.</text:p>
          </table:table-cell>
          <table:table-cell ns41:value-type="string" table:style-name="TL RowHeader" office:value-type="string">
            <text:p>14</text:p>
          </table:table-cell>
          <table:table-cell/>
          <table:table-cell ns41:value-type="float" table:style-name="TL Data" office:value="12885" office:value-type="float">
            <text:p>12885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0149" office:value-type="float">
            <text:p>1014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3932" office:value-type="float">
            <text:p>393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8547" office:value-type="float">
            <text:p>8547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37691" office:value-type="float">
            <text:p>37691</text:p>
          </table:table-cell>
          <table:table-cell ns41:value-type="float" table:style-name="TL Data" office:value="605" office:value-type="float">
            <text:p>605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Leraren, hoogleraren</text:p>
          </table:table-cell>
          <table:table-cell ns41:value-type="string" table:style-name="TL RowHeader" office:value-type="string">
            <text:p>15</text:p>
          </table:table-cell>
          <table:table-cell/>
          <table:table-cell ns41:value-type="float" table:style-name="TL Data" office:value="5487" office:value-type="float">
            <text:p>5487</text:p>
          </table:table-cell>
          <table:table-cell ns41:value-type="float" table:style-name="TL Data" office:value="4291" office:value-type="float">
            <text:p>4291</text:p>
          </table:table-cell>
          <table:table-cell ns41:value-type="float" table:style-name="TL Data" office:value="4254" office:value-type="float">
            <text:p>4254</text:p>
          </table:table-cell>
          <table:table-cell ns41:value-type="float" table:style-name="TL Data" office:value="3261" office:value-type="float">
            <text:p>3261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4020" office:value-type="float">
            <text:p>4020</text:p>
          </table:table-cell>
          <table:table-cell ns41:value-type="float" table:style-name="TL Data" office:value="2034" office:value-type="float">
            <text:p>2034</text:p>
          </table:table-cell>
          <table:table-cell ns41:value-type="float" table:style-name="TL Data" office:value="16210" office:value-type="float">
            <text:p>16210</text:p>
          </table:table-cell>
          <table:table-cell ns41:value-type="float" table:style-name="TL Data" office:value="12003" office:value-type="float">
            <text:p>12003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Machin., stuurl. (scheepsvaart)</text:p>
          </table:table-cell>
          <table:table-cell ns41:value-type="string" table:style-name="TL RowHeader" office:value-type="string">
            <text:p>16</text:p>
          </table:table-cell>
          <table:table-cell/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44" office:value-type="float">
            <text:p>224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89" office:value-type="float">
            <text:p>218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907" office:value-type="float">
            <text:p>5907</text:p>
          </table:table-cell>
          <table:table-cell ns41:value-type="float" table:style-name="TL Data" office:value="0" office:value-type="float">
            <text:p>0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Mil., politie (hoger)</text:p>
          </table:table-cell>
          <table:table-cell ns41:value-type="string" table:style-name="TL RowHeader" office:value-type="string">
            <text:p>17</text:p>
          </table:table-cell>
          <table:table-cell/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05" office:value-type="float">
            <text:p>130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322" office:value-type="float">
            <text:p>3322</text:p>
          </table:table-cell>
          <table:table-cell ns41:value-type="float" table:style-name="TL Data" office:value="49" office:value-type="float">
            <text:p>49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Onderwijzers</text:p>
          </table:table-cell>
          <table:table-cell ns41:value-type="string" table:style-name="TL RowHeader" office:value-type="string">
            <text:p>18</text:p>
          </table:table-cell>
          <table:table-cell/>
          <table:table-cell ns41:value-type="float" table:style-name="TL Data" office:value="8376" office:value-type="float">
            <text:p>8376</text:p>
          </table:table-cell>
          <table:table-cell ns41:value-type="float" table:style-name="TL Data" office:value="12110" office:value-type="float">
            <text:p>12110</text:p>
          </table:table-cell>
          <table:table-cell ns41:value-type="float" table:style-name="TL Data" office:value="7222" office:value-type="float">
            <text:p>7222</text:p>
          </table:table-cell>
          <table:table-cell ns41:value-type="float" table:style-name="TL Data" office:value="6410" office:value-type="float">
            <text:p>6410</text:p>
          </table:table-cell>
          <table:table-cell ns41:value-type="float" table:style-name="TL Data" office:value="3680" office:value-type="float">
            <text:p>3680</text:p>
          </table:table-cell>
          <table:table-cell ns41:value-type="float" table:style-name="TL Data" office:value="2256" office:value-type="float">
            <text:p>2256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2790" office:value-type="float">
            <text:p>2790</text:p>
          </table:table-cell>
          <table:table-cell ns41:value-type="float" table:style-name="TL Data" office:value="2233" office:value-type="float">
            <text:p>2233</text:p>
          </table:table-cell>
          <table:table-cell ns41:value-type="float" table:style-name="TL Data" office:value="22814" office:value-type="float">
            <text:p>22814</text:p>
          </table:table-cell>
          <table:table-cell ns41:value-type="float" table:style-name="TL Data" office:value="24355" office:value-type="float">
            <text:p>24355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Mil., politie (lager)</text:p>
          </table:table-cell>
          <table:table-cell ns41:value-type="string" table:style-name="TL RowHeader" office:value-type="string">
            <text:p>19</text:p>
          </table:table-cell>
          <table:table-cell/>
          <table:table-cell ns41:value-type="float" table:style-name="TL Data" office:value="13009" office:value-type="float">
            <text:p>1300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099" office:value-type="float">
            <text:p>1609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331" office:value-type="float">
            <text:p>533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538" office:value-type="float">
            <text:p>753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3255" office:value-type="float">
            <text:p>43255</text:p>
          </table:table-cell>
          <table:table-cell ns41:value-type="float" table:style-name="TL Data" office:value="96" office:value-type="float">
            <text:p>96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Verplegend personeel</text:p>
          </table:table-cell>
          <table:table-cell ns41:value-type="string" table:style-name="TL RowHeader" office:value-type="string">
            <text:p>20</text:p>
          </table:table-cell>
          <table:table-cell/>
          <table:table-cell ns41:value-type="float" table:style-name="TL Data" office:value="1335" office:value-type="float">
            <text:p>1335</text:p>
          </table:table-cell>
          <table:table-cell ns41:value-type="float" table:style-name="TL Data" office:value="13963" office:value-type="float">
            <text:p>13963</text:p>
          </table:table-cell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12192" office:value-type="float">
            <text:p>12192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6447" office:value-type="float">
            <text:p>644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809" office:value-type="float">
            <text:p>3809</text:p>
          </table:table-cell>
          <table:table-cell ns41:value-type="float" table:style-name="TL Data" office:value="3243" office:value-type="float">
            <text:p>3243</text:p>
          </table:table-cell>
          <table:table-cell ns41:value-type="float" table:style-name="TL Data" office:value="38958" office:value-type="float">
            <text:p>38958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Vrije beroepen</text:p>
          </table:table-cell>
          <table:table-cell ns41:value-type="string" table:style-name="TL RowHeader" office:value-type="string">
            <text:p>21</text:p>
          </table:table-cell>
          <table:table-cell/>
          <table:table-cell ns41:value-type="float" table:style-name="TL Data" office:value="8724" office:value-type="float">
            <text:p>8724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8528" office:value-type="float">
            <text:p>8528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1972" office:value-type="float">
            <text:p>1972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0826" office:value-type="float">
            <text:p>10826</text:p>
          </table:table-cell>
          <table:table-cell ns41:value-type="float" table:style-name="TL Data" office:value="1674" office:value-type="float">
            <text:p>1674</text:p>
          </table:table-cell>
          <table:table-cell ns41:value-type="float" table:style-name="TL Data" office:value="33016" office:value-type="float">
            <text:p>33016</text:p>
          </table:table-cell>
          <table:table-cell ns41:value-type="float" table:style-name="TL Data" office:value="3795" office:value-type="float">
            <text:p>3795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Winkelbedienden</text:p>
          </table:table-cell>
          <table:table-cell ns41:value-type="string" table:style-name="TL RowHeader" office:value-type="string">
            <text:p>22</text:p>
          </table:table-cell>
          <table:table-cell/>
          <table:table-cell ns41:value-type="float" table:style-name="TL Data" office:value="5374" office:value-type="float">
            <text:p>5374</text:p>
          </table:table-cell>
          <table:table-cell ns41:value-type="float" table:style-name="TL Data" office:value="17931" office:value-type="float">
            <text:p>17931</text:p>
          </table:table-cell>
          <table:table-cell ns41:value-type="float" table:style-name="TL Data" office:value="3648" office:value-type="float">
            <text:p>3648</text:p>
          </table:table-cell>
          <table:table-cell ns41:value-type="float" table:style-name="TL Data" office:value="9966" office:value-type="float">
            <text:p>9966</text:p>
          </table:table-cell>
          <table:table-cell ns41:value-type="float" table:style-name="TL Data" office:value="1707" office:value-type="float">
            <text:p>1707</text:p>
          </table:table-cell>
          <table:table-cell ns41:value-type="float" table:style-name="TL Data" office:value="3600" office:value-type="float">
            <text:p>360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2517" office:value-type="float">
            <text:p>2517</text:p>
          </table:table-cell>
          <table:table-cell ns41:value-type="float" table:style-name="TL Data" office:value="7545" office:value-type="float">
            <text:p>7545</text:p>
          </table:table-cell>
          <table:table-cell ns41:value-type="float" table:style-name="TL Data" office:value="13671" office:value-type="float">
            <text:p>13671</text:p>
          </table:table-cell>
          <table:table-cell ns41:value-type="float" table:style-name="TL Data" office:value="40359" office:value-type="float">
            <text:p>40359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Overige employé's</text:p>
          </table:table-cell>
          <table:table-cell ns41:value-type="string" table:style-name="TL RowHeader" office:value-type="string">
            <text:p>23</text:p>
          </table:table-cell>
          <table:table-cell/>
          <table:table-cell ns41:value-type="float" table:style-name="TL Data" office:value="13288" office:value-type="float">
            <text:p>13288</text:p>
          </table:table-cell>
          <table:table-cell ns41:value-type="float" table:style-name="TL Data" office:value="8439" office:value-type="float">
            <text:p>8439</text:p>
          </table:table-cell>
          <table:table-cell ns41:value-type="float" table:style-name="TL Data" office:value="13241" office:value-type="float">
            <text:p>13241</text:p>
          </table:table-cell>
          <table:table-cell ns41:value-type="float" table:style-name="TL Data" office:value="7289" office:value-type="float">
            <text:p>7289</text:p>
          </table:table-cell>
          <table:table-cell ns41:value-type="float" table:style-name="TL Data" office:value="3759" office:value-type="float">
            <text:p>3759</text:p>
          </table:table-cell>
          <table:table-cell ns41:value-type="float" table:style-name="TL Data" office:value="2161" office:value-type="float">
            <text:p>2161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84" office:value-type="float">
            <text:p>1284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11990" office:value-type="float">
            <text:p>11990</text:p>
          </table:table-cell>
          <table:table-cell ns41:value-type="float" table:style-name="TL Data" office:value="4554" office:value-type="float">
            <text:p>4554</text:p>
          </table:table-cell>
          <table:table-cell ns41:value-type="float" table:style-name="TL Data" office:value="45262" office:value-type="float">
            <text:p>45262</text:p>
          </table:table-cell>
          <table:table-cell ns41:value-type="float" table:style-name="TL Data" office:value="24815" office:value-type="float">
            <text:p>24815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Bouwvakarbeiders</text:p>
          </table:table-cell>
          <table:table-cell ns41:value-type="string" table:style-name="TL RowHeader" office:value-type="string">
            <text:p>24</text:p>
          </table:table-cell>
          <table:table-cell/>
          <table:table-cell ns41:value-type="float" table:style-name="TL Data" office:value="54310" office:value-type="float">
            <text:p>543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1213" office:value-type="float">
            <text:p>412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934" office:value-type="float">
            <text:p>993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92" office:value-type="float">
            <text:p>249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387" office:value-type="float">
            <text:p>3238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1417" office:value-type="float">
            <text:p>141417</text:p>
          </table:table-cell>
          <table:table-cell ns41:value-type="float" table:style-name="TL Data" office:value="0" office:value-type="float">
            <text:p>0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Brievenbestellers</text:p>
          </table:table-cell>
          <table:table-cell ns41:value-type="string" table:style-name="TL RowHeader" office:value-type="string">
            <text:p>25</text:p>
          </table:table-cell>
          <table:table-cell/>
          <table:table-cell ns41:value-type="float" table:style-name="TL Data" office:value="4530" office:value-type="float">
            <text:p>453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062" office:value-type="float">
            <text:p>506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64" office:value-type="float">
            <text:p>96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38" office:value-type="float">
            <text:p>28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885" office:value-type="float">
            <text:p>13885</text:p>
          </table:table-cell>
          <table:table-cell ns41:value-type="float" table:style-name="TL Data" office:value="62" office:value-type="float">
            <text:p>62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Chauff,. voerlieden</text:p>
          </table:table-cell>
          <table:table-cell ns41:value-type="string" table:style-name="TL RowHeader" office:value-type="string">
            <text:p>26</text:p>
          </table:table-cell>
          <table:table-cell/>
          <table:table-cell ns41:value-type="float" table:style-name="TL Data" office:value="17338" office:value-type="float">
            <text:p>1733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678" office:value-type="float">
            <text:p>1567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37" office:value-type="float">
            <text:p>353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872" office:value-type="float">
            <text:p>1187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9569" office:value-type="float">
            <text:p>49569</text:p>
          </table:table-cell>
          <table:table-cell ns41:value-type="float" table:style-name="TL Data" office:value="0" office:value-type="float">
            <text:p>0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Grondwerkers</text:p>
          </table:table-cell>
          <table:table-cell ns41:value-type="string" table:style-name="TL RowHeader" office:value-type="string">
            <text:p>27</text:p>
          </table:table-cell>
          <table:table-cell/>
          <table:table-cell ns41:value-type="float" table:style-name="TL Data" office:value="19883" office:value-type="float">
            <text:p>1988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988" office:value-type="float">
            <text:p>1898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35" office:value-type="float">
            <text:p>36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32" office:value-type="float">
            <text:p>103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420" office:value-type="float">
            <text:p>104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4224" office:value-type="float">
            <text:p>54224</text:p>
          </table:table-cell>
          <table:table-cell ns41:value-type="float" table:style-name="TL Data" office:value="0" office:value-type="float">
            <text:p>0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Hotel-, café-, rest. pers. e.d.</text:p>
          </table:table-cell>
          <table:table-cell ns41:value-type="string" table:style-name="TL RowHeader" office:value-type="string">
            <text:p>28</text:p>
          </table:table-cell>
          <table:table-cell/>
          <table:table-cell ns41:value-type="float" table:style-name="TL Data" office:value="9167" office:value-type="float">
            <text:p>9167</text:p>
          </table:table-cell>
          <table:table-cell ns41:value-type="float" table:style-name="TL Data" office:value="16748" office:value-type="float">
            <text:p>16748</text:p>
          </table:table-cell>
          <table:table-cell ns41:value-type="float" table:style-name="TL Data" office:value="5007" office:value-type="float">
            <text:p>5007</text:p>
          </table:table-cell>
          <table:table-cell ns41:value-type="float" table:style-name="TL Data" office:value="6725" office:value-type="float">
            <text:p>6725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1556" office:value-type="float">
            <text:p>1556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8109" office:value-type="float">
            <text:p>8109</text:p>
          </table:table-cell>
          <table:table-cell ns41:value-type="float" table:style-name="TL Data" office:value="4894" office:value-type="float">
            <text:p>4894</text:p>
          </table:table-cell>
          <table:table-cell ns41:value-type="float" table:style-name="TL Data" office:value="23756" office:value-type="float">
            <text:p>23756</text:p>
          </table:table-cell>
          <table:table-cell ns41:value-type="float" table:style-name="TL Data" office:value="31124" office:value-type="float">
            <text:p>31124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Huispersoneel</text:p>
          </table:table-cell>
          <table:table-cell ns41:value-type="string" table:style-name="TL RowHeader" office:value-type="string">
            <text:p>29</text:p>
          </table:table-cell>
          <table:table-cell/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75480" office:value-type="float">
            <text:p>75480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64454" office:value-type="float">
            <text:p>64454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2381" office:value-type="float">
            <text:p>2238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10" office:value-type="float">
            <text:p>12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61" office:value-type="float">
            <text:p>96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481" office:value-type="float">
            <text:p>4481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25061" office:value-type="float">
            <text:p>25061</text:p>
          </table:table-cell>
          <table:table-cell ns41:value-type="float" table:style-name="TL Data" office:value="1936" office:value-type="float">
            <text:p>1936</text:p>
          </table:table-cell>
          <table:table-cell ns41:value-type="float" table:style-name="TL Data" office:value="194498" office:value-type="float">
            <text:p>194498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Industrie-arbeiders</text:p>
          </table:table-cell>
          <table:table-cell ns41:value-type="string" table:style-name="TL RowHeader" office:value-type="string">
            <text:p>30</text:p>
          </table:table-cell>
          <table:table-cell/>
          <table:table-cell ns41:value-type="float" table:style-name="TL Data" office:value="239184" office:value-type="float">
            <text:p>239184</text:p>
          </table:table-cell>
          <table:table-cell ns41:value-type="float" table:style-name="TL Data" office:value="56518" office:value-type="float">
            <text:p>56518</text:p>
          </table:table-cell>
          <table:table-cell ns41:value-type="float" table:style-name="TL Data" office:value="175513" office:value-type="float">
            <text:p>175513</text:p>
          </table:table-cell>
          <table:table-cell ns41:value-type="float" table:style-name="TL Data" office:value="31100" office:value-type="float">
            <text:p>31100</text:p>
          </table:table-cell>
          <table:table-cell ns41:value-type="float" table:style-name="TL Data" office:value="39257" office:value-type="float">
            <text:p>39257</text:p>
          </table:table-cell>
          <table:table-cell ns41:value-type="float" table:style-name="TL Data" office:value="6689" office:value-type="float">
            <text:p>6689</text:p>
          </table:table-cell>
          <table:table-cell ns41:value-type="float" table:style-name="TL Data" office:value="3134" office:value-type="float">
            <text:p>3134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1871" office:value-type="float">
            <text:p>1871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2556" office:value-type="float">
            <text:p>12556</text:p>
          </table:table-cell>
          <table:table-cell ns41:value-type="float" table:style-name="TL Data" office:value="2755" office:value-type="float">
            <text:p>2755</text:p>
          </table:table-cell>
          <table:table-cell ns41:value-type="float" table:style-name="TL Data" office:value="143064" office:value-type="float">
            <text:p>143064</text:p>
          </table:table-cell>
          <table:table-cell ns41:value-type="float" table:style-name="TL Data" office:value="29553" office:value-type="float">
            <text:p>29553</text:p>
          </table:table-cell>
          <table:table-cell ns41:value-type="float" table:style-name="TL Data" office:value="615515" office:value-type="float">
            <text:p>615515</text:p>
          </table:table-cell>
          <table:table-cell ns41:value-type="float" table:style-name="TL Data" office:value="128100" office:value-type="float">
            <text:p>128100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Landbouwarbeiders</text:p>
          </table:table-cell>
          <table:table-cell ns41:value-type="string" table:style-name="TL RowHeader" office:value-type="string">
            <text:p>31</text:p>
          </table:table-cell>
          <table:table-cell/>
          <table:table-cell ns41:value-type="float" table:style-name="TL Data" office:value="57871" office:value-type="float">
            <text:p>57871</text:p>
          </table:table-cell>
          <table:table-cell ns41:value-type="float" table:style-name="TL Data" office:value="4494" office:value-type="float">
            <text:p>4494</text:p>
          </table:table-cell>
          <table:table-cell ns41:value-type="float" table:style-name="TL Data" office:value="87116" office:value-type="float">
            <text:p>87116</text:p>
          </table:table-cell>
          <table:table-cell ns41:value-type="float" table:style-name="TL Data" office:value="5818" office:value-type="float">
            <text:p>5818</text:p>
          </table:table-cell>
          <table:table-cell ns41:value-type="float" table:style-name="TL Data" office:value="27607" office:value-type="float">
            <text:p>27607</text:p>
          </table:table-cell>
          <table:table-cell ns41:value-type="float" table:style-name="TL Data" office:value="1261" office:value-type="float">
            <text:p>1261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875" office:value-type="float">
            <text:p>2875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9142" office:value-type="float">
            <text:p>19142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195537" office:value-type="float">
            <text:p>195537</text:p>
          </table:table-cell>
          <table:table-cell ns41:value-type="float" table:style-name="TL Data" office:value="12372" office:value-type="float">
            <text:p>12372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Loopkn., bestellers</text:p>
          </table:table-cell>
          <table:table-cell ns41:value-type="string" table:style-name="TL RowHeader" office:value-type="string">
            <text:p>32</text:p>
          </table:table-cell>
          <table:table-cell/>
          <table:table-cell ns41:value-type="float" table:style-name="TL Data" office:value="11604" office:value-type="float">
            <text:p>11604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0034" office:value-type="float">
            <text:p>10034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841" office:value-type="float">
            <text:p>284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788" office:value-type="float">
            <text:p>7788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33415" office:value-type="float">
            <text:p>33415</text:p>
          </table:table-cell>
          <table:table-cell ns41:value-type="float" table:style-name="TL Data" office:value="734" office:value-type="float">
            <text:p>734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Mag.-,pakhuispersoneel</text:p>
          </table:table-cell>
          <table:table-cell ns41:value-type="string" table:style-name="TL RowHeader" office:value-type="string">
            <text:p>33</text:p>
          </table:table-cell>
          <table:table-cell/>
          <table:table-cell ns41:value-type="float" table:style-name="TL Data" office:value="14274" office:value-type="float">
            <text:p>14274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11772" office:value-type="float">
            <text:p>11772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3138" office:value-type="float">
            <text:p>313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86" office:value-type="float">
            <text:p>98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1063" office:value-type="float">
            <text:p>11063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41809" office:value-type="float">
            <text:p>41809</text:p>
          </table:table-cell>
          <table:table-cell ns41:value-type="float" table:style-name="TL Data" office:value="1121" office:value-type="float">
            <text:p>1121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Mijnwerkers</text:p>
          </table:table-cell>
          <table:table-cell ns41:value-type="string" table:style-name="TL RowHeader" office:value-type="string">
            <text:p>34</text:p>
          </table:table-cell>
          <table:table-cell/>
          <table:table-cell ns41:value-type="float" table:style-name="TL Data" office:value="23526" office:value-type="float">
            <text:p>235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86" office:value-type="float">
            <text:p>168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897" office:value-type="float">
            <text:p>26897</text:p>
          </table:table-cell>
          <table:table-cell ns41:value-type="float" table:style-name="TL Data" office:value="0" office:value-type="float">
            <text:p>0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Schipperknechts</text:p>
          </table:table-cell>
          <table:table-cell ns41:value-type="string" table:style-name="TL RowHeader" office:value-type="string">
            <text:p>35</text:p>
          </table:table-cell>
          <table:table-cell/>
          <table:table-cell ns41:value-type="float" table:style-name="TL Data" office:value="2803" office:value-type="float">
            <text:p>280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219" office:value-type="float">
            <text:p>52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51" office:value-type="float">
            <text:p>125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80" office:value-type="float">
            <text:p>298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613" office:value-type="float">
            <text:p>12613</text:p>
          </table:table-cell>
          <table:table-cell ns41:value-type="float" table:style-name="TL Data" office:value="23" office:value-type="float">
            <text:p>23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Sjouwers, haven-, transp.arb.</text:p>
          </table:table-cell>
          <table:table-cell ns41:value-type="string" table:style-name="TL RowHeader" office:value-type="string">
            <text:p>36</text:p>
          </table:table-cell>
          <table:table-cell/>
          <table:table-cell ns41:value-type="float" table:style-name="TL Data" office:value="15607" office:value-type="float">
            <text:p>1560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062" office:value-type="float">
            <text:p>1506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52" office:value-type="float">
            <text:p>305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42" office:value-type="float">
            <text:p>10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091" office:value-type="float">
            <text:p>16091</text:p>
          </table:table-cell>
          <table:table-cell ns41:value-type="string" table:style-name="TL Data" office:value-type="string">
            <text:p>.</text:p>
          </table:table-cell>
          <table:table-cell ns41:value-type="float" table:style-name="TL Data" office:value="51258" office:value-type="float">
            <text:p>51258</text:p>
          </table:table-cell>
          <table:table-cell ns41:value-type="float" table:style-name="TL Data" office:value="0" office:value-type="float">
            <text:p>0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Veenarbeiders</text:p>
          </table:table-cell>
          <table:table-cell ns41:value-type="string" table:style-name="TL RowHeader" office:value-type="string">
            <text:p>37</text:p>
          </table:table-cell>
          <table:table-cell/>
          <table:table-cell ns41:value-type="float" table:style-name="TL Data" office:value="1407" office:value-type="float">
            <text:p>1407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339" office:value-type="float">
            <text:p>3339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297" office:value-type="float">
            <text:p>1297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6835" office:value-type="float">
            <text:p>6835</text:p>
          </table:table-cell>
          <table:table-cell ns41:value-type="float" table:style-name="TL Data" office:value="716" office:value-type="float">
            <text:p>716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1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Overige arbeiders</text:p>
          </table:table-cell>
          <table:table-cell ns41:value-type="string" table:style-name="TL RowHeader" office:value-type="string">
            <text:p>38</text:p>
          </table:table-cell>
          <table:table-cell/>
          <table:table-cell ns41:value-type="float" table:style-name="TL Data" office:value="20106" office:value-type="float">
            <text:p>20106</text:p>
          </table:table-cell>
          <table:table-cell ns41:value-type="float" table:style-name="TL Data" office:value="1325" office:value-type="float">
            <text:p>1325</text:p>
          </table:table-cell>
          <table:table-cell ns41:value-type="float" table:style-name="TL Data" office:value="22753" office:value-type="float">
            <text:p>22753</text:p>
          </table:table-cell>
          <table:table-cell ns41:value-type="float" table:style-name="TL Data" office:value="1126" office:value-type="float">
            <text:p>1126</text:p>
          </table:table-cell>
          <table:table-cell ns41:value-type="float" table:style-name="TL Data" office:value="4592" office:value-type="float">
            <text:p>4592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62" office:value-type="float">
            <text:p>166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7282" office:value-type="float">
            <text:p>17282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67157" office:value-type="float">
            <text:p>67157</text:p>
          </table:table-cell>
          <table:table-cell ns41:value-type="float" table:style-name="TL Data" office:value="3666" office:value-type="float">
            <text:p>3666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1">
          <table:table-cell table:style-name="TL RowHeader"/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ns41:value-type="float" table:style-name="TL Data" office:value="982298" office:value-type="float">
            <text:p>982298</text:p>
          </table:table-cell>
          <table:table-cell ns41:value-type="float" table:style-name="TL Data" office:value="381426" office:value-type="float">
            <text:p>381426</text:p>
          </table:table-cell>
          <table:table-cell ns41:value-type="float" table:style-name="TL Data" office:value="864801" office:value-type="float">
            <text:p>864801</text:p>
          </table:table-cell>
          <table:table-cell ns41:value-type="float" table:style-name="TL Data" office:value="289071" office:value-type="float">
            <text:p>289071</text:p>
          </table:table-cell>
          <table:table-cell ns41:value-type="float" table:style-name="TL Data" office:value="243435" office:value-type="float">
            <text:p>243435</text:p>
          </table:table-cell>
          <table:table-cell ns41:value-type="float" table:style-name="TL Data" office:value="86611" office:value-type="float">
            <text:p>86611</text:p>
          </table:table-cell>
          <table:table-cell ns41:value-type="float" table:style-name="TL Data" office:value="14568" office:value-type="float">
            <text:p>14568</text:p>
          </table:table-cell>
          <table:table-cell ns41:value-type="float" table:style-name="TL Data" office:value="6388" office:value-type="float">
            <text:p>6388</text:p>
          </table:table-cell>
          <table:table-cell ns41:value-type="float" table:style-name="TL Data" office:value="16603" office:value-type="float">
            <text:p>16603</text:p>
          </table:table-cell>
          <table:table-cell ns41:value-type="float" table:style-name="TL Data" office:value="7209" office:value-type="float">
            <text:p>7209</text:p>
          </table:table-cell>
          <table:table-cell ns41:value-type="float" table:style-name="TL Data" office:value="8593" office:value-type="float">
            <text:p>8593</text:p>
          </table:table-cell>
          <table:table-cell ns41:value-type="float" table:style-name="TL Data" office:value="4813" office:value-type="float">
            <text:p>4813</text:p>
          </table:table-cell>
          <table:table-cell ns41:value-type="float" table:style-name="TL Data" office:value="4226" office:value-type="float">
            <text:p>4226</text:p>
          </table:table-cell>
          <table:table-cell ns41:value-type="float" table:style-name="TL Data" office:value="1570" office:value-type="float">
            <text:p>1570</text:p>
          </table:table-cell>
          <table:table-cell ns41:value-type="float" table:style-name="TL Data" office:value="49101" office:value-type="float">
            <text:p>49101</text:p>
          </table:table-cell>
          <table:table-cell ns41:value-type="float" table:style-name="TL Data" office:value="18136" office:value-type="float">
            <text:p>18136</text:p>
          </table:table-cell>
          <table:table-cell ns41:value-type="float" table:style-name="TL Data" office:value="502249" office:value-type="float">
            <text:p>502249</text:p>
          </table:table-cell>
          <table:table-cell ns41:value-type="float" table:style-name="TL Data" office:value="129497" office:value-type="float">
            <text:p>129497</text:p>
          </table:table-cell>
          <table:table-cell ns41:value-type="float" table:style-name="TL Data" office:value="2685874" office:value-type="float">
            <text:p>2685874</text:p>
          </table:table-cell>
          <table:table-cell ns41:value-type="float" table:style-name="TL Data" office:value="924721" office:value-type="float">
            <text:p>924721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number-columns-repeated="2"/>
          <table:table-cell table:style-name="ce21"/>
          <table:table-cell/>
          <table:table-cell table:style-name="ce28" table:number-columns-repeated="22"/>
          <table:table-cell table:style-name="ce36"/>
          <table:table-cell table:number-columns-repeated="997"/>
        </table:table-row>
        <table:table-row table:style-name="ro2">
          <table:table-cell table:number-columns-repeated="4"/>
          <table:table-cell table:style-name="ce28" table:number-columns-repeated="22"/>
          <table:table-cell table:style-name="ce36"/>
          <table:table-cell table:number-columns-repeated="997"/>
        </table:table-row>
        <table:table-row table:style-name="ro2" table:number-rows-repeated="45">
          <table:table-cell table:number-columns-repeated="4"/>
          <table:table-cell table:style-name="ce28" table:number-columns-repeated="11"/>
          <table:table-cell table:style-name="ce36"/>
          <table:table-cell table:number-columns-repeated="1008"/>
        </table:table-row>
        <table:table-row table:style-name="ro2" table:number-rows-repeated="3">
          <table:table-cell table:number-columns-repeated="4"/>
          <table:table-cell table:style-name="ce28" table:number-columns-repeated="22"/>
          <table:table-cell table:style-name="ce36"/>
          <table:table-cell table:number-columns-repeated="997"/>
        </table:table-row>
        <table:table-row table:style-name="ro2" table:number-rows-repeated="124">
          <table:table-cell table:number-columns-repeated="4"/>
          <table:table-cell table:style-name="ce29" table:number-columns-repeated="22"/>
          <table:table-cell table:number-columns-repeated="998"/>
        </table:table-row>
        <table:table-row table:style-name="ro2" table:number-rows-repeated="10483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0" style:page-layout-name="Mpm3" style:display-name="PageStyle_Tabel 1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6-29T12:51:24.252000000</meta:creation-date>
    <dc:creator>Helpdesk</dc:creator>
    <dc:date>2004-12-16T14:37:24</dc:date>
    <meta:document-statistic meta:object-count="0" meta:cell-count="926" meta:table-count="1"/>
    <meta:generator>ODFPY/1.3.0dev</meta:generator>
  </office:meta>
</office:document-meta>
</file>